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sualizar construção em produ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4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office:value-type="string" calcext:value-type="string" table:number-columns-spanned="1" table:number-rows-spanned="8">
            <text:p>2. Identificar responsabilidades da LN</text:p>
          </table:table-cell>
          <table:table-cell table:style-name="ce44" office:value-type="string" calcext:value-type="string" table:number-columns-spanned="1" table:number-rows-spanned="8">
            <text:p>3. definir API (identificar oerações)</text:p>
          </table:table-cell>
          <table:table-cell table:style-name="ce44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23"/>
          <table:table-cell table:style-name="ce15" office:value-type="string" calcext:value-type="string">
            <text:p>Visualizar construção em produção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DESCR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Ator visualiza os detalhes de uma construção a ser produzida no momento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9"/>
          <table:covered-table-cell table:style-name="ce23"/>
          <table:covered-table-cell table:style-name="ce35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24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visualiza o estado de produção em que se encontra a sua casa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PRÉ-CONDIÇÃO: </text:p>
          </table:table-cell>
          <table:covered-table-cell table:style-name="ce24"/>
          <table:table-cell table:style-name="ce35" office:value-type="string" calcext:value-type="string" table:number-columns-spanned="1" table:number-rows-spanned="2">
            <text:p>Ator tem a sessão iniciada e visualiza o lista de construções em produção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24"/>
          <table:covered-table-cell table:style-name="ce19"/>
          <table:covered-table-cell table:style-name="ce41"/>
          <table:covered-table-cell table:style-name="ce29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24"/>
          <table:table-cell table:style-name="ce20" office:value-type="string" calcext:value-type="string" table:number-columns-spanned="1" table:number-rows-spanned="2">
            <text:p>Sistema apresenta detalhes da construção em prod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6">
            <text:p>FLUXO NORMAL:</text:p>
          </table:table-cell>
          <table:covered-table-cell table:style-name="ce24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21" office:value-type="string" calcext:value-type="string">
            <text:p>1. Ator solicita os detalhes de uma construção na lista de construções em prod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>
            <text:p>2. Sistema obtém detalhes da construção selecionada a partir da base de dado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 table:number-columns-spanned="1" table:number-rows-spanned="2">
            <text:p>3. Sistema apresenta a lista de materiais (requeridos e utilizados) e passos completados da construção em prod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35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/>
          <table:table-cell table:style-name="ce26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day/>
      <number:text>-</number:text>
      <number:month number:textual="true"/>
    </number:date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:</number:text>
      <number:seconds number:style="long"/>
    </number:time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number number:decimal-places="0" number:min-decimal-places="0" number:min-integer-digits="1" number:grouping="true"/>
      <number:text> €</number:text>
    </number:number-style>
    <number:number-style style:name="N17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5P0"/>
    </number:number-style>
    <number:currency-style style:name="N17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9P2" style:volatile="true">
      <number:currency-symbol/>
      <number:fill-character> </number:fill-character>
      <number:text>- </number:text>
    </number:currency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/>
      <number:text>/</number:text>
      <number:day/>
      <number:text>/</number:text>
      <number:year number:style="long"/>
    </number:date-style>
    <number:currency-style style:name="N19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3">
      <number:hours/>
      <number:text>:</number:text>
      <number:minutes number:style="long"/>
      <number:text> </number:text>
      <number:am-pm/>
    </number:time-style>
    <number:time-style style:name="N194">
      <number:minutes number:style="long"/>
      <number:text>:</number:text>
      <number:seconds number:style="long" number:decimal-places="1"/>
    </number:time-style>
    <number:time-style style:name="N195">
      <number:hours/>
      <number:text>:</number:text>
      <number:minutes number:style="long"/>
    </number:time-style>
    <number:number-style style:name="N196P0" style:volatile="true">
      <number:number number:decimal-places="0" number:min-decimal-places="0" number:min-integer-digits="1" number:grouping="true"/>
      <number:text>   </number:text>
    </number:number-style>
    <number:number-style style:name="N19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  </number:text>
    </number:number-style>
    <number:number-style style:name="N19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7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-00-0000</text:date>, <text:time style:data-style-name="N2" text:time-value="15:08:36.186364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06T15:12:55.959112437</dc:date>
    <meta:editing-duration>PT21M14S</meta:editing-duration>
    <meta:editing-cycles>4</meta:editing-cycles>
    <meta:generator>LibreOffice/24.8.0.3$Linux_X86_64 LibreOffice_project/0bdf1299c94fe897b119f97f3c613e9dca6be583</meta:generator>
    <meta:document-statistic meta:table-count="1" meta:cell-count="18" meta:object-count="0"/>
  </office:meta>
</office:document-meta>
</file>